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091cm"/>
    </style:style>
    <style:style style:name="co2" style:family="table-column">
      <style:table-column-properties fo:break-before="auto" style:column-width="16.14cm"/>
    </style:style>
    <style:style style:name="co3" style:family="table-column">
      <style:table-column-properties fo:break-before="auto" style:column-width="15.40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 style:data-style-name="N0"/>
    <style:style style:name="ce3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Broken Link</text:p>
          </table:table-cell>
          <table:table-cell table:style-name="ce1" office:value-type="string" calcext:value-type="string">
            <text:p>URL</text:p>
          </table:table-cell>
          <table:table-cell table:style-name="ce6" office:value-type="string" calcext:value-type="string">
            <text:p>DELETE AND REPLACE LIN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<text:a xlink:href="https://shop.visionfurniture.com/Chair-Covers_c_43.html" xlink:type="simple">https://shop.visionfurniture.com/Chair-Covers_c_43.html</text:a></text:p>
          </table:table-cell>
          <table:table-cell table:style-name="ce5" office:value-type="string" calcext:value-type="string">
            <text:p>https://www.chiavarichairs.com/chiavari-chair-protective-covers.php</text:p>
          </table:table-cell>
          <table:table-cell office:value-type="string" calcext:value-type="string">
            <text:p>LINK HERE: https://shop.visionfurniture.com/Full-Length-Protective-Chair-Covers-for-Chiavari-Chairs-_p_72.htm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https://shop.visionfurniture.com/Chiavari-Chair-Cart--The-Chair-Shark_p_8.html</text:p>
          </table:table-cell>
          <table:table-cell office:value-type="string" calcext:value-type="string">
            <text:p>https://www.chiavarichairs.com/chiavari-chair-carts.php</text:p>
          </table:table-cell>
          <table:table-cell office:value-type="string" calcext:value-type="string">
            <text:p>LINK HERE: https://shop.visionfurniture.com/Chiavari-Chair-Cart--The-Chair-Shark_p_187.html 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https://www.facebook.com/martha.marsh.5055</text:p>
          </table:table-cell>
          <table:table-cell office:value-type="string" calcext:value-type="string">
            <text:p>https://www.chiavarichairs.com/testimonials.php</text:p>
          </table:table-cell>
          <table:table-cell office:value-type="string" calcext:value-type="string">
            <text:p>REMOVE HYPER LINK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>
            <text:p><text:a xlink:href="http://www.captainbills.com/captainbills/" xlink:type="simple">http://www.captainbills.com/captainbills/</text:a></text:p>
          </table:table-cell>
          <table:table-cell office:value-type="string" calcext:value-type="string">
            <text:p>https://www.chiavarichairs.com/testimonials.php</text:p>
          </table:table-cell>
          <table:table-cell office:value-type="string" calcext:value-type="string">
            <text:p>LINK HERE: http://captainbills.com/ 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http://www.us2youpartyrental.com</text:p>
          </table:table-cell>
          <table:table-cell office:value-type="string" calcext:value-type="string">
            <text:p>https://www.chiavarichairs.com/testimonials.php</text:p>
          </table:table-cell>
          <table:table-cell office:value-type="string" calcext:value-type="string">
            <text:p>REMOVE HYPERLINK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http://www.soundbydesign.org/site/</text:p>
          </table:table-cell>
          <table:table-cell office:value-type="string" calcext:value-type="string">
            <text:p>https://www.chiavarichairs.com/testimonials.php</text:p>
          </table:table-cell>
          <table:table-cell office:value-type="string" calcext:value-type="string">
            <text:p>LINK HERE: http://www.soundbydesign.org/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shop.visionfurniture.com/Chiavari-Chair-Cart--The-Chair-Shark_p_8.html</text:p>
          </table:table-cell>
          <table:table-cell office:value-type="string" calcext:value-type="string">
            <text:p>https://www.chiavarichairs.com/blog/the-cushion-crawler-saving-time-money-aches-pains-since-2013/</text:p>
          </table:table-cell>
          <table:table-cell office:value-type="string" calcext:value-type="string">
            <text:p>LINK HERE: https://shop.visionfurniture.com/Chiavari-Chair-Cart--The-Chair-Shark_p_187.htm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://www.shopthedress.com</text:p>
          </table:table-cell>
          <table:table-cell office:value-type="string" calcext:value-type="string">
            <text:p>https://www.chiavarichairs.com/testimonials.php</text:p>
          </table:table-cell>
          <table:table-cell office:value-type="string" calcext:value-type="string">
            <text:p>REMOVE HYPERLINK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shop.visionfurniture.com/Cushion-Crawler_p_73.html</text:p>
          </table:table-cell>
          <table:table-cell office:value-type="string" calcext:value-type="string">
            <text:p>https://www.chiavarichairs.com/blog/the-cushion-crawler-saving-time-money-aches-pains-since-2013/</text:p>
          </table:table-cell>
          <table:table-cell office:value-type="string" calcext:value-type="string">
            <text:p>LINK HERE: https://shop.visionfurniture.com/Cushion-Crawler--SALE_p_185.html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www.chiavarichairs.com/cushions.php</text:p>
          </table:table-cell>
          <table:table-cell office:value-type="string" calcext:value-type="string">
            <text:p>https://www.chiavarichairs.com/blog/pricing-philosophy/</text:p>
          </table:table-cell>
          <table:table-cell office:value-type="string" calcext:value-type="string">
            <text:p>LINK HERE: https://www.chiavarichairs.com/chiavari-cushions-wholesale.php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chiavarichairs.com/blog/helpful-info/our-chiavari-chairs-are-tested-by-strict-bifma-standards/</text:p>
          </table:table-cell>
          <table:table-cell office:value-type="string" calcext:value-type="string">
            <text:p>https://www.chiavarichairs.com/blog/why-is-a-vision-furniture-chiavari-chair-a-workhorse-chair/</text:p>
          </table:table-cell>
          <table:table-cell office:value-type="string" calcext:value-type="string">
            <text:p>LINK HERE: https://www.chiavarichairs.com/blog/best-chiavari-chair-bifma-standards/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tpc.com/southwind</text:p>
          </table:table-cell>
          <table:table-cell office:value-type="string" calcext:value-type="string">
            <text:p>https://www.chiavarichairs.com/testimonials.php</text:p>
          </table:table-cell>
          <table:table-cell office:value-type="string" calcext:value-type="string">
            <text:p>LINK HERE: https://tpc.com/southwind/weddings/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www.flickr.com/photos/matchfinancial/</text:p>
          </table:table-cell>
          <table:table-cell office:value-type="string" calcext:value-type="string">
            <text:p>https://www.chiavarichairs.com/blog/pricing-how-the-chiavari-chair-market-works/</text:p>
          </table:table-cell>
          <table:table-cell office:value-type="string" calcext:value-type="string">
            <text:p>REMOVE HYPERLINK AND TEXT: (Image via Flickr) 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chiavarichairs.com/blog/helpful-info/our-chiavari-chairs-are-tested-by-strict-bifma-standards/</text:p>
          </table:table-cell>
          <table:table-cell office:value-type="string" calcext:value-type="string">
            <text:p>https://www.chiavarichairs.com/blog/why-does-vision-furniture-brand-chiavari-chairs-and-cushion-seem-more-expensive-than-other-suppliers-on-the-internet/</text:p>
          </table:table-cell>
          <table:table-cell office:value-type="string" calcext:value-type="string">
            <text:p>LINK HERE: https://www.chiavarichairs.com/blog/best-chiavari-chair-bifma-standards/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totaltable.com/product_detail.php?pid=2174</text:p>
          </table:table-cell>
          <table:table-cell office:value-type="string" calcext:value-type="string">
            <text:p>https://www.chiavarichairs.com/blog/the-perfect-recipe-for-a-summer-soiree/</text:p>
          </table:table-cell>
          <table:table-cell office:value-type="string" calcext:value-type="string">
            <text:p>LINK HERE: https://www.totaltable.com/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totaltable.com/product_detail.php?pid=1826</text:p>
          </table:table-cell>
          <table:table-cell office:value-type="string" calcext:value-type="string">
            <text:p>https://www.chiavarichairs.com/blog/the-perfect-recipe-for-a-summer-soiree/</text:p>
          </table:table-cell>
          <table:table-cell office:value-type="string" calcext:value-type="string">
            <text:p>LINK HERE: https://www.totaltable.com/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chiavarichairs.com/blog/helpful-info/our-chiavari-chairs-are-tested-by-strict-bifma-standards/</text:p>
          </table:table-cell>
          <table:table-cell office:value-type="string" calcext:value-type="string">
            <text:p>https://www.chiavarichairs.com/blog/are-the-chairs-assembled/</text:p>
          </table:table-cell>
          <table:table-cell office:value-type="string" calcext:value-type="string">
            <text:p>LINK HERE: https://www.chiavarichairs.com/blog/best-chiavari-chair-bifma-standards/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10104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0">
      <number:number number:decimal-places="1" number:min-integer-digits="1"/>
    </number:number-style>
    <number:currency-style style:name="N1011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MILY TERBRUEGGEN</meta:initial-creator>
    <meta:creation-date>2018-04-04T19:32:56Z</meta:creation-date>
    <dc:date>2018-04-06T20:12:31.550793864</dc:date>
    <meta:editing-cycles>2</meta:editing-cycles>
    <meta:editing-duration>P0D</meta:editing-duration>
    <meta:document-statistic meta:table-count="1" meta:cell-count="71" meta:object-count="0"/>
  </office:meta>
</office:document-meta>
</file>